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TableColumn2" style:family="table-column">
      <style:table-column-properties style:column-width="6.7486in" style:use-optimal-column-width="false"/>
    </style:style>
    <style:style style:name="Table1" style:family="table" style:master-page-name="MP0">
      <style:table-properties style:width="6.7486in" fo:margin-left="0in" table:align="center"/>
    </style:style>
    <style:style style:name="TableRow3" style:family="table-row">
      <style:table-row-properties style:min-row-height="0.3416in" style:use-optimal-row-height="false"/>
    </style:style>
    <style:style style:name="TableCell4" style:family="table-cell">
      <style:table-cell-properties fo:border="none" fo:background-color="#FFFFFF" fo:padding-top="0in" fo:padding-left="0.075in" fo:padding-bottom="0in" fo:padding-right="0.075in"/>
    </style:style>
    <style:style style:name="P5" style:parent-style-name="Standard" style:family="paragraph">
      <style:paragraph-properties fo:break-before="page">
        <style:tab-stops>
          <style:tab-stop style:type="left" style:position="0.4916in"/>
          <style:tab-stop style:type="left" style:position="4.6319in"/>
        </style:tab-stops>
      </style:paragraph-properties>
    </style:style>
    <style:style style:name="TableRow6" style:family="table-row">
      <style:table-row-properties style:min-row-height="0.3416in" style:use-optimal-row-height="false"/>
    </style:style>
    <style:style style:name="TableCell7" style:family="table-cell">
      <style:table-cell-properties fo:border-top="none" fo:border-left="none" fo:border-bottom="0.0069in solid #4F81BD" fo:border-right="none" fo:background-color="#FFFFFF" style:vertical-align="middle" fo:padding-top="0in" fo:padding-left="0.075in" fo:padding-bottom="0in" fo:padding-right="0.075in"/>
    </style:style>
    <style:style style:name="T8" style:parent-style-name="Policepardéfaut" style:family="text">
      <style:text-properties style:font-name="Cambria" fo:font-size="40pt" style:font-size-asian="40pt" style:font-size-complex="40pt"/>
    </style:style>
    <style:style style:name="TableRow9" style:family="table-row">
      <style:table-row-properties style:min-row-height="0.3416in" style:use-optimal-row-height="false"/>
    </style:style>
    <style:style style:name="TableCell10" style:family="table-cell">
      <style:table-cell-properties fo:border-top="0.0069in solid #4F81BD" fo:border-left="none" fo:border-bottom="none" fo:border-right="none" fo:background-color="#FFFFFF" style:vertical-align="middle" fo:padding-top="0in" fo:padding-left="0.075in" fo:padding-bottom="0in" fo:padding-right="0.075in"/>
    </style:style>
    <style:style style:name="P11" style:parent-style-name="Sansinterligne" style:family="paragraph">
      <style:paragraph-properties fo:text-align="center"/>
    </style:style>
    <style:style style:name="T12" style:parent-style-name="Policepardéfaut" style:family="text">
      <style:text-properties style:font-name="Cambria" fo:font-size="12pt" style:font-size-asian="12pt"/>
    </style:style>
    <style:style style:name="TableRow13" style:family="table-row">
      <style:table-row-properties style:min-row-height="0.3416in" style:use-optimal-row-height="false"/>
    </style:style>
    <style:style style:name="TableCell14" style:family="table-cell">
      <style:table-cell-properties fo:border="none" fo:background-color="#FFFFFF" style:vertical-align="middle" fo:padding-top="0in" fo:padding-left="0.075in" fo:padding-bottom="0in" fo:padding-right="0.075in"/>
    </style:style>
    <style:style style:name="T15" style:parent-style-name="Policepardéfaut" style:family="text">
      <style:text-properties style:font-name="Cambria" fo:font-size="12pt" style:font-size-asian="12pt" style:font-size-complex="22pt"/>
    </style:style>
    <style:style style:name="TableRow16" style:family="table-row">
      <style:table-row-properties style:min-row-height="0.3416in" style:use-optimal-row-height="false"/>
    </style:style>
    <style:style style:name="TableCell17" style:family="table-cell">
      <style:table-cell-properties fo:border="none" fo:background-color="#FFFFFF" style:vertical-align="middle" fo:padding-top="0in" fo:padding-left="0.075in" fo:padding-bottom="0in" fo:padding-right="0.075in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Sansinterligne" style:family="paragraph">
      <style:paragraph-properties fo:text-align="center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ableRow23" style:family="table-row">
      <style:table-row-properties style:min-row-height="0.3416in" style:use-optimal-row-height="false"/>
    </style:style>
    <style:style style:name="TableCell24" style:family="table-cell">
      <style:table-cell-properties fo:border="none" fo:background-color="#FFFFFF" style:vertical-align="middle" fo:padding-top="0in" fo:padding-left="0.075in" fo:padding-bottom="0in" fo:padding-right="0.075in"/>
    </style:style>
    <style:style style:name="P25" style:parent-style-name="Sansinterligne" style:family="paragraph">
      <style:paragraph-properties fo:text-align="center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style:font-name="Calibri" style:font-name-asian="Droid Sans Fallback" style:font-name-complex="F" text:display="none" fo:color="#00000A" fo:font-size="11pt" style:font-size-asian="11pt" style:font-size-complex="11pt" style:language-asian="fr" style:country-asian="CA" style:language-complex="ar" style:country-complex="SA"/>
    </style:style>
    <style:style style:name="TableColumn29" style:family="table-column">
      <style:table-column-properties style:column-width="6.65in" style:use-optimal-column-width="false"/>
    </style:style>
    <style:style style:name="Table28" style:family="table">
      <style:table-properties style:width="6.65in" fo:margin-left="-0.075in" table:align="left"/>
    </style:style>
    <style:style style:name="TableRow30" style:family="table-row">
      <style:table-row-properties style:min-row-height="0.3416in" style:use-optimal-row-height="false"/>
    </style:style>
    <style:style style:name="TableCell31" style:family="table-cell">
      <style:table-cell-properties fo:border="none" fo:background-color="#FFFFFF" fo:padding-top="0in" fo:padding-left="0.075in" fo:padding-bottom="0in" fo:padding-right="0.075in"/>
    </style:style>
    <style:style style:name="T32" style:parent-style-name="Policepardéfaut" style:family="text">
      <style:text-properties fo:font-style="italic" style:font-style-asian="italic"/>
    </style:style>
    <style:style style:name="T33" style:parent-style-name="Policepardéfaut" style:family="text">
      <style:text-properties fo:font-style="italic" style:font-style-asian="italic"/>
    </style:style>
    <style:style style:name="P34" style:parent-style-name="Standard" style:family="paragraph">
      <style:paragraph-properties fo:break-before="page" fo:text-align="center"/>
    </style:style>
    <style:style style:name="T35" style:parent-style-name="Policepardéfaut" style:family="text">
      <style:text-properties style:font-name="Cambria" fo:font-weight="bold" style:font-weight-asian="bold" fo:font-size="14pt" style:font-size-asian="14pt"/>
    </style:style>
    <style:style style:name="TableColumn37" style:family="table-column">
      <style:table-column-properties style:column-width="1.5979in" style:use-optimal-column-width="false"/>
    </style:style>
    <style:style style:name="TableColumn38" style:family="table-column">
      <style:table-column-properties style:column-width="0.7993in" style:use-optimal-column-width="false"/>
    </style:style>
    <style:style style:name="TableColumn39" style:family="table-column">
      <style:table-column-properties style:column-width="2.5986in" style:use-optimal-column-width="false"/>
    </style:style>
    <style:style style:name="TableColumn40" style:family="table-column">
      <style:table-column-properties style:column-width="1.602in" style:use-optimal-column-width="false"/>
    </style:style>
    <style:style style:name="Table36" style:family="table">
      <style:table-properties style:width="6.5979in" fo:margin-left="-0.075in" table:align="left"/>
    </style:style>
    <style:style style:name="TableRow41" style:family="table-row">
      <style:table-row-properties style:min-row-height="0.4923in" style:use-optimal-row-height="false"/>
    </style:style>
    <style:style style:name="TableCell42" style:family="table-cell">
      <style:table-cell-properties fo:border="0.0104in solid #00000A" fo:background-color="#FFFFFF" fo:padding-top="0in" fo:padding-left="0.075in" fo:padding-bottom="0in" fo:padding-right="0.075in"/>
    </style:style>
    <style:style style:name="P43" style:parent-style-name="Tabletext" style:family="paragraph">
      <style:paragraph-properties fo:text-align="center"/>
    </style:style>
    <style:style style:name="T44" style:parent-style-name="Policepardéfaut" style:family="text">
      <style:text-properties fo:font-weight="bold" style:font-weight-asian="bold"/>
    </style:style>
    <style:style style:name="P45" style:parent-style-name="Tabletext" style:family="paragraph">
      <style:paragraph-properties fo:text-align="center"/>
    </style:style>
    <style:style style:name="TableCell46" style:family="table-cell">
      <style:table-cell-properties fo:border="0.0104in solid #00000A" fo:background-color="#FFFFFF" fo:padding-top="0in" fo:padding-left="0.075in" fo:padding-bottom="0in" fo:padding-right="0.075in"/>
    </style:style>
    <style:style style:name="P47" style:parent-style-name="Tabletext" style:family="paragraph">
      <style:paragraph-properties fo:text-align="center"/>
    </style:style>
    <style:style style:name="T48" style:parent-style-name="Policepardéfaut" style:family="text">
      <style:text-properties fo:font-weight="bold" style:font-weight-asian="bold"/>
    </style:style>
    <style:style style:name="TableCell49" style:family="table-cell">
      <style:table-cell-properties fo:border="0.0104in solid #00000A" fo:background-color="#FFFFFF" fo:padding-top="0in" fo:padding-left="0.075in" fo:padding-bottom="0in" fo:padding-right="0.075in"/>
    </style:style>
    <style:style style:name="P50" style:parent-style-name="Tabletext" style:family="paragraph">
      <style:paragraph-properties fo:text-align="center"/>
    </style:style>
    <style:style style:name="T51" style:parent-style-name="Policepardéfaut" style:family="text">
      <style:text-properties fo:font-weight="bold" style:font-weight-asian="bold"/>
    </style:style>
    <style:style style:name="TableCell52" style:family="table-cell">
      <style:table-cell-properties fo:border="0.0104in solid #00000A" fo:background-color="#FFFFFF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</style:style>
    <style:style style:name="T54" style:parent-style-name="Policepardéfaut" style:family="text">
      <style:text-properties fo:font-weight="bold" style:font-weight-asian="bold"/>
    </style:style>
    <style:style style:name="TableRow55" style:family="table-row">
      <style:table-row-properties style:min-row-height="0.4923in" style:use-optimal-row-height="false"/>
    </style:style>
    <style:style style:name="TableCell56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Cell57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Cell58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Cell59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Row60" style:family="table-row">
      <style:table-row-properties style:min-row-height="0.4923in" style:use-optimal-row-height="false"/>
    </style:style>
    <style:style style:name="TableCell61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Cell62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Cell63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Cell64" style:family="table-cell">
      <style:table-cell-properties fo:border="0.0104in solid #00000A" fo:background-color="#FFFFFF" fo:padding-top="0in" fo:padding-left="0.075in" fo:padding-bottom="0in" fo:padding-right="0.075in"/>
    </style:style>
    <style:style style:name="TableRow65" style:family="table-row">
      <style:table-row-properties style:min-row-height="0.4923in" style:use-optimal-row-height="false"/>
    </style:style>
    <style:style style:name="TableCell66" style:family="table-cell">
      <style:table-cell-properties fo:border-top="none" fo:border-left="0.0104in solid #00000A" fo:border-bottom="0.0104in solid #00000A" fo:border-right="0.0104in solid #00000A" fo:background-color="#FFFFFF" fo:padding-top="0in" fo:padding-left="0.075in" fo:padding-bottom="0in" fo:padding-right="0.075in"/>
    </style:style>
    <style:style style:name="TableCell67" style:family="table-cell">
      <style:table-cell-properties fo:border-top="none" fo:border-left="0.0104in solid #00000A" fo:border-bottom="0.0104in solid #00000A" fo:border-right="0.0104in solid #00000A" fo:background-color="#FFFFFF" fo:padding-top="0in" fo:padding-left="0.075in" fo:padding-bottom="0in" fo:padding-right="0.075in"/>
    </style:style>
    <style:style style:name="TableCell68" style:family="table-cell">
      <style:table-cell-properties fo:border-top="none" fo:border-left="0.0104in solid #00000A" fo:border-bottom="0.0104in solid #00000A" fo:border-right="0.0104in solid #00000A" fo:background-color="#FFFFFF" fo:padding-top="0in" fo:padding-left="0.075in" fo:padding-bottom="0in" fo:padding-right="0.075in"/>
    </style:style>
    <style:style style:name="TableCell69" style:family="table-cell">
      <style:table-cell-properties fo:border-top="none" fo:border-left="0.0104in solid #00000A" fo:border-bottom="0.0104in solid #00000A" fo:border-right="0.0104in solid #00000A" fo:background-color="#FFFFFF" fo:padding-top="0in" fo:padding-left="0.075in" fo:padding-bottom="0in" fo:padding-right="0.075in"/>
    </style:style>
    <style:style style:name="P70" style:parent-style-name="ContentsHeading" style:family="paragraph">
      <style:paragraph-properties fo:break-before="page" fo:text-align="center"/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2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5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language="en" fo:country="CA"/>
    </style:style>
    <style:style style:name="P88" style:parent-style-name="Contents2" style:family="paragraph">
      <style:paragraph-properties>
        <style:tab-stops>
          <style:tab-stop style:type="right" style:leader-style="dotted" style:leader-text="." style:position="6.6527in"/>
          <style:tab-stop style:type="right" style:leader-style="dotted" style:leader-text="." style:position="7.1868in"/>
        </style:tab-stops>
      </style:paragraph-properties>
    </style:style>
    <style:style style:name="S2" style:family="section">
      <style:section-properties fo:margin-left="0in" fo:margin-right="0in" style:writing-mode="lr-tb"/>
    </style:style>
    <style:style style:name="P89" style:parent-style-name="Contents2" style:family="paragraph">
      <style:paragraph-properties fo:margin-left="0in">
        <style:tab-stops>
          <style:tab-stop style:type="right" style:leader-style="dotted" style:leader-text="." style:position="6.6527in"/>
          <style:tab-stop style:type="right" style:leader-style="dotted" style:leader-text="." style:position="7.034in"/>
          <style:tab-stop style:type="right" style:leader-style="dotted" style:leader-text="." style:position="7.1868in"/>
        </style:tab-stops>
      </style:paragraph-properties>
      <style:text-properties fo:language="en" fo:country="CA"/>
    </style:style>
    <style:style style:name="P90" style:parent-style-name="Titre1" style:list-style-name="WWNum2" style:family="paragraph">
      <style:paragraph-properties fo:break-before="page"/>
    </style:style>
    <style:style style:name="P91" style:parent-style-name="Titre1" style:list-style-name="WWNum2" style:family="paragraph"/>
    <style:style style:name="P92" style:parent-style-name="Titre2" style:list-style-name="WWNum3" style:family="paragraph"/>
    <style:style style:name="P93" style:parent-style-name="Titre2" style:list-style-name="WWNum3" style:family="paragraph"/>
    <style:style style:name="P94" style:parent-style-name="Titre2" style:list-style-name="WWNum3" style:family="paragraph"/>
    <style:style style:name="P95" style:parent-style-name="Titre2" style:list-style-name="WWNum3" style:family="paragraph"/>
    <style:style style:name="P96" style:parent-style-name="Titre2" style:list-style-name="WWNum3" style:family="paragraph"/>
    <style:style style:name="P97" style:parent-style-name="Titre2" style:list-style-name="WWNum3" style:family="paragraph"/>
    <style:style style:name="P98" style:parent-style-name="Titre2" style:list-style-name="WWNum3" style:family="paragraph"/>
    <style:style style:name="P99" style:parent-style-name="Titre2" style:list-style-name="WWNum3" style:family="paragraph"/>
    <style:style style:name="P100" style:parent-style-name="Titre2" style:list-style-name="WWNum3" style:family="paragraph"/>
    <style:style style:name="P101" style:parent-style-name="Titre2" style:list-style-name="WWNum3" style:family="paragraph"/>
    <style:style style:name="P102" style:parent-style-name="Titre2" style:list-style-name="WWNum3" style:family="paragraph"/>
    <style:style style:name="P103" style:parent-style-name="Titre2" style:list-style-name="WWNum3" style:family="paragraph"/>
    <style:style style:name="P104" style:parent-style-name="Titre2" style:list-style-name="WWNum3" style:family="paragraph"/>
    <style:style style:name="P105" style:parent-style-name="Titre2" style:list-style-name="WWNum3" style:family="paragraph"/>
    <style:style style:name="P106" style:parent-style-name="Titre2" style:list-style-name="WWNum3" style:family="paragraph"/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draw:frame draw:z-index="251658240" draw:style-name="a0" draw:name="Picture" text:anchor-type="paragraph" svg:x="0in" svg:y="0in" svg:width="3.33937in" svg:height="0.65984in" style:rel-width="scale" style:rel-height="scale"><draw:image xlink:href="" xlink:type="simple" xlink:show="embed" xlink:actuate="onLoad"/><svg:title/><svg:desc/></draw:frame><draw:frame draw:style-name="a1" draw:name="Image 2" text:anchor-type="as-char" svg:x="0in" svg:y="0in" svg:width="3.33976in" svg:height="0.66024in" style:rel-width="scale" style:rel-height="scale"><draw:image xlink:href="" xlink:type="simple" xlink:show="embed" xlink:actuate="onLoad"/><svg:title/><svg:desc/></draw:frame><text:tab/></text:p>
          </table:table-cell>
        </table:table-row>
        <table:table-row table:style-name="TableRow6">
          <table:table-cell table:style-name="TableCell7">
            <text:p text:style-name="Sansinterligne"><text:span text:style-name="T8">Composants logiciels</text:span></text:p>
          </table:table-cell>
        </table:table-row>
        <table:table-row table:style-name="TableRow9">
          <table:table-cell table:style-name="TableCell10">
            <text:p text:style-name="P11"><text:span text:style-name="T12">Cuiseur de riz</text:span></text:p>
          </table:table-cell>
        </table:table-row>
        <table:table-row table:style-name="TableRow13">
          <table:table-cell table:style-name="TableCell14">
            <text:p text:style-name="Pieddepage"><text:span text:style-name="T15">Version 1.1</text:span></text:p>
            <text:p text:style-name="Sansinterligne"/>
          </table:table-cell>
        </table:table-row>
        <table:table-row table:style-name="TableRow16">
          <table:table-cell table:style-name="TableCell17">
            <text:p text:style-name="Pieddepage"><text:span text:style-name="T18">Mathieu Guérin</text:span></text:p>
            <text:p text:style-name="Pieddepage"><text:span text:style-name="T19">Martin Grenier</text:span></text:p>
            <text:p text:style-name="Pieddepage"><text:span text:style-name="T20">Israël Halle</text:span></text:p>
            <text:p text:style-name="P21"><text:span text:style-name="T22">René-Alexandre Giroux</text:span></text:p>
          </table:table-cell>
        </table:table-row>
        <table:table-row table:style-name="TableRow23">
          <table:table-cell table:style-name="TableCell24">
            <text:p text:style-name="P25"><text:span text:style-name="T26">11/03/2013</text:span></text:p>
          </table:table-cell>
        </table:table-row>
      </table:table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Sansinterligne"><text:span text:style-name="T32">Ce document présente les composants logiciels<text:s/></text:span><text:span text:style-name="T33">réalisés par ce projet ainsi que leurs fonctionnalités.</text:span></text:p>
          </table:table-cell>
        </table:table-row>
      </table:table>
      <text:p text:style-name="Pieddepage"/>
      <text:soft-page-break/>
      <text:p text:style-name="P34"><text:span text:style-name="T35"><text:s/>Historique des révisions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Date</text:span></text:p>
            <text:p text:style-name="P45">(jj-mm-aaaa)</text:p>
          </table:table-cell>
          <table:table-cell table:style-name="TableCell46">
            <text:p text:style-name="P47"><text:span text:style-name="T48">Version</text:span></text:p>
          </table:table-cell>
          <table:table-cell table:style-name="TableCell49">
            <text:p text:style-name="P50"><text:span text:style-name="T51">Description</text:span></text:p>
          </table:table-cell>
          <table:table-cell table:style-name="TableCell52">
            <text:p text:style-name="P53"><text:span text:style-name="T54">Auteur</text:span></text:p>
          </table:table-cell>
        </table:table-row>
        <table:table-row table:style-name="TableRow55">
          <table:table-cell table:style-name="TableCell56">
            <text:p text:style-name="Tabletext">11-03-2013</text:p>
          </table:table-cell>
          <table:table-cell table:style-name="TableCell57">
            <text:p text:style-name="Tabletext">1.0</text:p>
          </table:table-cell>
          <table:table-cell table:style-name="TableCell58">
            <text:p text:style-name="Tabletext">Version<text:s/>initiale</text:p>
          </table:table-cell>
          <table:table-cell table:style-name="TableCell59">
            <text:p text:style-name="Tabletext">René-Alexandre Giroux</text:p>
          </table:table-cell>
        </table:table-row>
        <table:table-row table:style-name="TableRow60">
          <table:table-cell table:style-name="TableCell61">
            <text:p text:style-name="Tabletext">11-03-2013</text:p>
          </table:table-cell>
          <table:table-cell table:style-name="TableCell62">
            <text:p text:style-name="Tabletext">1.1</text:p>
          </table:table-cell>
          <table:table-cell table:style-name="TableCell63">
            <text:p text:style-name="Tabletext">Ajout des composants</text:p>
          </table:table-cell>
          <table:table-cell table:style-name="TableCell64">
            <text:p text:style-name="Tabletext">Israël Hallé</text:p>
          </table:table-cell>
        </table:table-row>
        <table:table-row table:style-name="TableRow65">
          <table:table-cell table:style-name="TableCell66">
            <text:p text:style-name="Tabletext">17-03-2013</text:p>
          </table:table-cell>
          <table:table-cell table:style-name="TableCell67">
            <text:p text:style-name="Tabletext">1.2</text:p>
          </table:table-cell>
          <table:table-cell table:style-name="TableCell68">
            <text:p text:style-name="Tabletext">Correction de fautes d'orthographe</text:p>
          </table:table-cell>
          <table:table-cell table:style-name="TableCell69">
            <text:p text:style-name="Tabletext">Mathieu Guérin</text:p>
          </table:table-cell>
        </table:table-row>
      </table:table>
      <text:p text:style-name="Standard"/>
      <text:p text:style-name="Standard"/>
      <text:soft-page-break/>
      <text:p text:style-name="P70">Table des matières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1">1. Introduction<text:tab/>4</text:p>
          <text:p text:style-name="P72">2. Liste et description des composants logiciels<text:tab/>4</text:p>
          <text:p text:style-name="P73">2.1. CO01 — RiceCookerSystem<text:tab/>4</text:p>
          <text:p text:style-name="P74">2.2. CO02 — State<text:tab/>4</text:p>
          <text:p text:style-name="P75">2.3. CO03 — PotRemovedState<text:tab/>4</text:p>
          <text:p text:style-name="P76">2.4. CO04 — Timer<text:tab/>4</text:p>
          <text:p text:style-name="P77">2.5. CO05 — InterfaceInput<text:tab/>4</text:p>
          <text:p text:style-name="P78">2.6. CO06 — WaitState<text:tab/>4</text:p>
          <text:p text:style-name="P79">2.7. CO07 — ModeSelectedState<text:tab/>4</text:p>
          <text:p text:style-name="P80">2.8. CO08 — SoakState<text:tab/>4</text:p>
          <text:p text:style-name="P81">2.9. CO09 — CookState<text:tab/>4</text:p>
          <text:p text:style-name="P82">2.10. CO10 — HeatState<text:tab/>4</text:p>
          <text:p text:style-name="P83">2.11. CO11 — InterfaceOutput<text:tab/>4</text:p>
          <text:p text:style-name="P84">2.12. CO12 — HeaterController<text:tab/>4</text:p>
          <text:p text:style-name="P85">2.13. CO13 — HeatingProfile<text:tab/>4</text:p>
          <text:p text:style-name="P86">2.14.<text:s/>CO14 — TemperatureInput<text:tab/>4</text:p>
          <text:p text:style-name="P87">2.15. CO15 — TemperatureOutput<text:tab/>4</text:p>
        </text:index-body>
      </text:table-of-content>
      <text:p text:style-name="P88"><text:a xlink:href="#__RefHeading__1694_1169505888" office:target-frame-name="_top" xlink:show="replace"/></text:p>
      <text:section text:name="Sect2" text:style-name="S2">
        <text:p text:style-name="P89"/>
        <text:list text:style-name="WWNum2">
          <text:list-item text:start-value="1">
            <text:p text:style-name="P90"><text:bookmark-start text:name="internal-source-marker_0.394848105031996"/><text:bookmark-start text:name="__RefHeading__1662_1169505888"/><text:bookmark-end text:name="internal-source-marker_0.394848105031996"/><text:soft-page-break/>1. Introduction<text:bookmark-end text:name="__RefHeading__1662_1169505888"/></text:p>
          </text:list-item>
        </text:list>
        <text:p text:style-name="Textbody">Ce document décrit brièvement les composants logiciels développés pour ce projet.</text:p>
        <text:list text:style-name="WWNum2" text:continue-numbering="true">
          <text:list-item>
            <text:p text:style-name="P91"><text:bookmark-start text:name="__RefHeading__1664_1169505888"/>2. Liste et description des composants logiciels<text:bookmark-end text:name="__RefHeading__1664_1169505888"/></text:p>
          </text:list-item>
        </text:list>
        <text:list text:style-name="WWNum3" text:continue-numbering="true">
          <text:list-item>
            <text:list>
              <text:list-item>
                <text:p text:style-name="P92"><text:bookmark-start text:name="__RefHeading__1666_1169505888"/>2.1. CO01 — RiceCookerSystem<text:bookmark-end text:name="__RefHeading__1666_1169505888"/></text:p>
              </text:list-item>
            </text:list>
          </text:list-item>
        </text:list>
        <text:p text:style-name="Textbody">Ce module est celui qui gère tout le système du cuiseur de riz. Il contient le point d’entrée<text:s/>ainsi que le point de sortie. Il est responsable d’exécuter l’état courant du système ainsi que<text:s/>la transition<text:s/><text:s/>dans un état de<text:s/>pause,<text:s/>lorsque la marmite est<text:s/>retirée.</text:p>
        <text:list text:style-name="WWNum3" text:continue-numbering="true">
          <text:list-item>
            <text:list>
              <text:list-item>
                <text:p text:style-name="P93"><text:bookmark-start text:name="__RefHeading__1668_1169505888"/>2.2. CO02 — State<text:bookmark-end text:name="__RefHeading__1668_1169505888"/></text:p>
              </text:list-item>
            </text:list>
          </text:list-item>
        </text:list>
        <text:p text:style-name="Textbody">Ce module définit l’interface de base de tous les états. Le système étant représenté sous forme d’une machine à état, chaque module représentant un état hérite<text:s/>des fonctionnalités<text:s/>de ce module. Chaque<text:s/>état a la possibilité d’avoir une durée d’expiration. Lorsque cette durée est<text:s/>écoulée, l’état<text:s/>transite<text:s/>au prochain état. Chaque état<text:s/>a<text:s/>deux<text:s/>opérations. La première est l’exécution de cet<text:s/>état. La deuxième est la sortie d’un état. Cette opération permet à un état de déinitialiser son état en fermant les émetteurs lumineux ou en fermant l’élément chauffant.</text:p>
        <text:list text:style-name="WWNum3" text:continue-numbering="true">
          <text:list-item>
            <text:list>
              <text:list-item>
                <text:p text:style-name="P94"><text:bookmark-start text:name="__RefHeading__1670_1169505888"/>2.3. CO03 — PotRemovedState<text:bookmark-end text:name="__RefHeading__1670_1169505888"/></text:p>
              </text:list-item>
            </text:list>
          </text:list-item>
        </text:list>
        <text:p text:style-name="Textbody">Ce module représente l’état du système lorsque la marmite n’est<text:s/>pas dans le cuiseur de riz. Cet<text:s/>état empêche le cuiseur de riz de chauffer ou de démarrer<text:s/>un cycle de cuisson. Lorsque le commutateur de la<text:s/>marmite<text:s/>est activé, l’état transite<text:s/>vers le dernier état actif.</text:p>
        <text:list text:style-name="WWNum3" text:continue-numbering="true">
          <text:list-item>
            <text:list>
              <text:list-item>
                <text:p text:style-name="P95"><text:bookmark-start text:name="__RefHeading__1672_1169505888"/>2.4. CO04 — Timer<text:bookmark-end text:name="__RefHeading__1672_1169505888"/></text:p>
              </text:list-item>
            </text:list>
          </text:list-item>
        </text:list>
        <text:p text:style-name="Textbody">Ce module permet de donner le temps en seconde.</text:p>
        <text:list text:style-name="WWNum3" text:continue-numbering="true">
          <text:list-item>
            <text:list>
              <text:list-item>
                <text:p text:style-name="P96"><text:bookmark-start text:name="__RefHeading__1674_1169505888"/>2.5. CO05 — InterfaceInput<text:bookmark-end text:name="__RefHeading__1674_1169505888"/></text:p>
              </text:list-item>
            </text:list>
          </text:list-item>
        </text:list>
        <text:p text:style-name="Textbody">Ce module permet d’abstraire les<text:s/>entrées<text:s/>du cuiseur de riz. Chaque bouton du cuiseur de riz est disponible grâce à cette interface. Une autre entrée est disponible pour détecter si la marmite est dans le cuiseur de riz.</text:p>
        <text:list text:style-name="WWNum3" text:continue-numbering="true">
          <text:list-item>
            <text:list>
              <text:list-item>
                <text:p text:style-name="P97"><text:bookmark-start text:name="__RefHeading__1676_1169505888"/>2.6. CO06 — WaitState<text:bookmark-end text:name="__RefHeading__1676_1169505888"/></text:p>
              </text:list-item>
            </text:list>
          </text:list-item>
        </text:list>
        <text:p text:style-name="Textbody">Ce module représente l’état du cuiseur de riz<text:s/>lorsqu’il est en attente des choix de l’utilisateur. Le choix d’un mode de cuisson transite<text:s/>vers le prochain état.</text:p>
        <text:list text:style-name="WWNum3" text:continue-numbering="true">
          <text:list-item>
            <text:list>
              <text:list-item>
                <text:p text:style-name="P98"><text:bookmark-start text:name="__RefHeading__1678_1169505888"/>2.7. CO07 — ModeSelectedState<text:bookmark-end text:name="__RefHeading__1678_1169505888"/></text:p>
              </text:list-item>
            </text:list>
          </text:list-item>
        </text:list>
        <text:p text:style-name="Textbody">Ce module représente l’état du cuiseur de riz lorsque l’utilisateur a choisi un mode de cuisson. L’état attend que l’utilisateur démarre la cuisson ou démarre le trempage du riz avant de<text:s/>transiter<text:s/>vers le prochain état.</text:p>
        <text:list text:style-name="WWNum3" text:continue-numbering="true">
          <text:list-item>
            <text:list>
              <text:list-item>
                <text:p text:style-name="P99"><text:bookmark-start text:name="__RefHeading__1680_1169505888"/>2.8. CO08 — SoakState<text:bookmark-end text:name="__RefHeading__1680_1169505888"/></text:p>
              </text:list-item>
            </text:list>
          </text:list-item>
        </text:list>
        <text:p text:style-name="Textbody">Ce module représente l’état du cuiseur de riz lorsque le cuiseur de riz est en mode trempage.<text:s/>Cet<text:s/>état dure une heure et transite<text:s/>automatiquement à l’état de cuisson.</text:p>
        <text:list text:style-name="WWNum3" text:continue-numbering="true">
          <text:list-item>
            <text:list>
              <text:list-item>
                <text:p text:style-name="P100"><text:bookmark-start text:name="__RefHeading__1682_1169505888"/>2.9. CO09 — CookState<text:bookmark-end text:name="__RefHeading__1682_1169505888"/></text:p>
              </text:list-item>
            </text:list>
          </text:list-item>
        </text:list>
        <text:soft-page-break/>
        <text:p text:style-name="Textbody">Ce module représente l’état du cuiseur de riz lorsque celui-ci est en mode de cuisson. Cet état gère l’élément chauffant du cuiseur selon les lectures du thermomètre et du profil<text:s/>du mode précédemment sélectionné. Lorsque la cuisson est<text:s/>terminée, l’état transite<text:s/>vers l’état de réchauffage.</text:p>
        <text:list text:style-name="WWNum3" text:continue-numbering="true">
          <text:list-item>
            <text:list>
              <text:list-item>
                <text:p text:style-name="P101"><text:bookmark-start text:name="__RefHeading__1684_1169505888"/>2.10. CO10 — HeatState<text:bookmark-end text:name="__RefHeading__1684_1169505888"/></text:p>
              </text:list-item>
            </text:list>
          </text:list-item>
        </text:list>
        <text:p text:style-name="Textbody">Ce module représente l’état du cuiseur de riz lorsque celui-ci est en mode de réchauffage. Cet état chauffe le riz à température constante. Après 4 heures, cet état transite<text:s/>vers l’état initial.</text:p>
        <text:list text:style-name="WWNum3" text:continue-numbering="true">
          <text:list-item>
            <text:list>
              <text:list-item>
                <text:p text:style-name="P102"><text:bookmark-start text:name="__RefHeading__1686_1169505888"/>2.11. CO11 — InterfaceOutput<text:bookmark-end text:name="__RefHeading__1686_1169505888"/></text:p>
              </text:list-item>
            </text:list>
          </text:list-item>
        </text:list>
        <text:p text:style-name="Textbody">Ce module permet<text:s/>aux autres modules<text:s/>de contrôler les éléments<text:s/>du cuiseur<text:s/>de riz<text:s/>tel<text:s/>que<text:s/>les diodes lumineuses<text:s/>et l’alarme sonore.</text:p>
        <text:list text:style-name="WWNum3" text:continue-numbering="true">
          <text:list-item>
            <text:list>
              <text:list-item>
                <text:p text:style-name="P103"><text:bookmark-start text:name="__RefHeading__1688_1169505888"/>2.12. CO12 — HeaterController<text:bookmark-end text:name="__RefHeading__1688_1169505888"/></text:p>
              </text:list-item>
            </text:list>
          </text:list-item>
        </text:list>
        <text:p text:style-name="Textbody">Ce module contrôle la gestion de température de l’élément chauffant selon les lectures du thermomètre et le profil du mode sélectionnée.</text:p>
        <text:list text:style-name="WWNum3" text:continue-numbering="true">
          <text:list-item>
            <text:list>
              <text:list-item>
                <text:p text:style-name="P104"><text:bookmark-start text:name="__RefHeading__1690_1169505888"/>2.13. CO13 — HeatingProfile<text:bookmark-end text:name="__RefHeading__1690_1169505888"/></text:p>
              </text:list-item>
            </text:list>
          </text:list-item>
        </text:list>
        <text:p text:style-name="Textbody">Ce module gère un profil de cuisson. Chaque<text:s/>profil<text:s/>a<text:s/>des<text:s/>températures<text:s/>selon le<text:s/>temps de cuisson. Ainsi, ce module calcule la puissance nécessaire à l’élément chauffant pour atteindre<text:s/>les températures<text:s/>de la courbe du profil de cuisson.</text:p>
        <text:list text:style-name="WWNum3" text:continue-numbering="true">
          <text:list-item>
            <text:list>
              <text:list-item>
                <text:p text:style-name="P105"><text:bookmark-start text:name="__RefHeading__1692_1169505888"/>2.14. CO14 — TemperatureInput<text:bookmark-end text:name="__RefHeading__1692_1169505888"/></text:p>
              </text:list-item>
            </text:list>
          </text:list-item>
        </text:list>
        <text:p text:style-name="Textbody">Ce module permet<text:s/>aux autres modules<text:s/>de lire la température du cuiseur de<text:s/>riz. Ce module est responsable de géré le protocole pour lire la température du ADC en envoyant la requête et lisant le signal lorsque la température a été<text:s/>convertie<text:s/>en numérique.</text:p>
        <text:list text:style-name="WWNum3" text:continue-numbering="true">
          <text:list-item>
            <text:list>
              <text:list-item>
                <text:p text:style-name="P106"><text:bookmark-start text:name="__RefHeading__1694_1169505888"/>2.15. CO15 — TemperatureOutput<text:bookmark-end text:name="__RefHeading__1694_1169505888"/></text:p>
              </text:list-item>
            </text:list>
          </text:list-item>
        </text:list>
        <text:p text:style-name="Textbody">Ce module permet de contrôler l’élément chauffant du cuiseur en donnant la puissance<text:s/>voulue.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margin-top="0.3333in" fo:margin-bottom="0in"/>
      <style:text-properties style:font-name="Cambria" fo:font-weight="bold" style:font-weight-asian="bold" style:font-weight-complex="bold" fo:font-size="14pt" style:font-size-asian="14pt" style:font-size-complex="14pt" fo:hyphenate="false"/>
    </style:style>
    <style:style style:name="Titre2" style:display-name="Titre 2" style:family="paragraph" style:parent-style-name="Standard" style:next-style-name="Textbody" style:default-outline-level="2">
      <style:paragraph-properties fo:margin-top="0.1388in" fo:margin-bottom="0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Titre3" style:display-name="Titre 3" style:family="paragraph" style:parent-style-name="Standard" style:next-style-name="Textbody" style:default-outline-level="3">
      <style:paragraph-properties fo:margin-top="0.1388in" fo:margin-bottom="0in" fo:line-height="110%"/>
      <style:text-properties style:font-name="Cambria" fo:font-weight="bold" style:font-weight-asian="bold" style:font-weight-complex="bold" fo:hyphenate="false"/>
    </style:style>
    <style:style style:name="Titre4" style:display-name="Titre 4" style:family="paragraph" style:parent-style-name="Standard" style:next-style-name="Textbody" style:default-outline-level="4">
      <style:paragraph-properties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Standard" style:next-style-name="Textbody" style:default-outline-level="5">
      <style:paragraph-properties fo:margin-top="0.1388in" fo:margin-bottom="0in"/>
      <style:text-properties style:font-name="Cambria" fo:font-weight="bold" style:font-weight-asian="bold" style:font-weight-complex="bold" fo:color="#7F7F7F" fo:hyphenate="false"/>
    </style:style>
    <style:style style:name="Titre6" style:display-name="Titre 6" style:family="paragraph" style:parent-style-name="Standard" style:next-style-name="Textbody" style:default-outline-level="6">
      <style:paragraph-properties fo:margin-bottom="0in" fo:line-height="110%"/>
      <style:text-properties style:font-name="Cambria" fo:font-weight="bold" style:font-weight-asian="bold" style:font-weight-complex="bold" fo:font-style="italic" style:font-style-asian="italic" style:font-style-complex="italic" fo:color="#7F7F7F" fo:hyphenate="false"/>
    </style:style>
    <style:style style:name="Titre7" style:display-name="Titre 7" style:family="paragraph" style:parent-style-name="Standard" style:next-style-name="Textbody" style:default-outline-level="7">
      <style:paragraph-properties fo:margin-bottom="0in"/>
      <style:text-properties style:font-name="Cambria" fo:font-style="italic" style:font-style-asian="italic" style:font-style-complex="italic" fo:hyphenate="false"/>
    </style:style>
    <style:style style:name="Titre8" style:display-name="Titre 8" style:family="paragraph" style:parent-style-name="Standard" style:next-style-name="Textbody" style:default-outline-level="8">
      <style:paragraph-properties fo:margin-bottom="0in"/>
      <style:text-properties style:font-name="Cambria" fo:font-size="10pt" style:font-size-asian="10pt" style:font-size-complex="10pt" fo:hyphenate="false"/>
    </style:style>
    <style:style style:name="Titre9" style:display-name="Titre 9" style:family="paragraph" style:parent-style-name="Standard" style:next-style-name="Textbody" style:default-outline-level="9">
      <style:paragraph-properties fo:margin-bottom="0in"/>
      <style:text-properties style:font-name="Cambria" fo:font-style="italic" style:font-style-asian="italic" style:font-style-complex="italic" fo:letter-spacing="0.0034in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>
        <style:tab-stops>
          <style:tab-stop style:type="left" style:position="0.4916in"/>
        </style:tab-stops>
      </style:paragraph-properties>
      <style:text-properties style:font-name="Calibri" style:font-name-asian="Droid Sans Fallback" style:font-name-complex="F" fo:color="#00000A" fo:font-size="11pt" style:font-size-asian="11pt" style:font-size-complex="11pt" style:language-asian="fr" style:country-asian="CA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 style:line-height-at-least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ste" style:display-name="Liste" style:family="paragraph" style:parent-style-name="Textbody">
      <style:text-properties style:font-name-complex="Lohit Hind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Sansinterligne" style:display-name="Sans interligne" style:family="paragraph" style:parent-style-name="Standard">
      <style:paragraph-properties fo:margin-bottom="0in" style:line-height-at-least="0.0694in"/>
      <style:text-properties fo:hyphenate="false"/>
    </style:style>
    <style:style style:name="Textedebulles" style:display-name="Texte de bulles" style:family="paragraph" style:parent-style-name="Standard">
      <style:paragraph-properties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En-tête" style:display-name="En-tête" style:family="paragraph" style:parent-style-name="Standard">
      <style:paragraph-properties text:number-lines="false" fo:margin-bottom="0in" style:line-height-at-least="0.0694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style:line-height-at-least="0.0694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asian="en" style:country-asian="US" fo:hyphenate="false"/>
    </style:style>
    <style:style style:name="Paragraphedeliste" style:display-name="Paragraphe de liste" style:family="paragraph" style:parent-style-name="Standard">
      <style:paragraph-properties fo:margin-left="0.5in">
        <style:tab-stops>
          <style:tab-stop style:type="left" style:position="-0.0083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Sous-titre">
      <style:paragraph-properties fo:text-align="center" style:line-height-at-least="0.0694in"/>
      <style:text-properties style:font-name="Cambria" fo:font-weight="bold" style:font-weight-asian="bold" style:font-weight-complex="bold" fo:letter-spacing="0.0034in" fo:font-size="26pt" style:font-size-asian="26pt" style:font-size-complex="26pt" fo:hyphenate="false"/>
    </style:style>
    <style:style style:name="Sous-titre" style:display-name="Sous-titre" style:family="paragraph" style:parent-style-name="Standard" style:next-style-name="Textbody">
      <style:paragraph-properties fo:text-align="center" fo:margin-bottom="0.4166in"/>
      <style:text-properties style:font-name="Cambria" fo:font-style="italic" style:font-style-asian="italic" style:font-style-complex="italic" fo:letter-spacing="0.009in" fo:font-size="12pt" style:font-size-asian="12pt" style:font-size-complex="12pt" fo:hyphenate="false"/>
    </style:style>
    <style:style style:name="Citation" style:display-name="Citation" style:family="paragraph" style:parent-style-name="Standard">
      <style:paragraph-properties fo:margin-top="0.1388in" fo:margin-bottom="0in" fo:margin-left="0.25in" fo:margin-right="0.25in">
        <style:tab-stops>
          <style:tab-stop style:type="left" style:position="0.2416in"/>
        </style:tab-stops>
      </style:paragraph-properties>
      <style:text-properties fo:font-style="italic" style:font-style-asian="italic" style:font-style-complex="italic" fo:hyphenate="false"/>
    </style:style>
    <style:style style:name="Citationintense" style:display-name="Citation intense" style:family="paragraph" style:parent-style-name="Standard">
      <style:paragraph-properties fo:text-align="justify" fo:margin-top="0.1388in" fo:margin-bottom="0.1944in" fo:margin-left="0.7in" fo:margin-right="0.8in">
        <style:tab-stops>
          <style:tab-stop style:type="left" style:position="-0.2083in"/>
        </style:tab-stops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ContentsHeading" style:display-name="Contents Heading" style:family="paragraph" style:parent-style-name="Titre1" style:default-outline-level="1">
      <style:paragraph-properties text:number-lines="false"/>
      <style:text-properties fo:font-size="16pt" style:font-size-asian="16pt" style:font-size-complex="16pt" style:language-complex="en" style:country-complex="US" fo:hyphenate="false"/>
    </style:style>
    <style:style style:name="Textbodyindent" style:display-name="Text body indent" style:family="paragraph" style:parent-style-name="Standard">
      <style:paragraph-properties fo:text-align="justify" fo:margin-bottom="0.0833in" style:line-height-at-least="0.0694in" fo:margin-left="1in">
        <style:tab-stops>
          <style:tab-stop style:type="left" style:position="-0.5083in"/>
        </style:tab-stops>
      </style:paragraph-properties>
      <style:text-properties style:font-name="Arial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Retraitcorpsdetexte2" style:display-name="Retrait corps de texte 2" style:family="paragraph" style:parent-style-name="Standard">
      <style:paragraph-properties fo:text-align="justify" fo:margin-bottom="0.0833in" style:line-height-at-least="0.0694in" fo:margin-left="1.75in">
        <style:tab-stops>
          <style:tab-stop style:type="left" style:position="-1.2583in"/>
        </style:tab-stops>
      </style:paragraph-properties>
      <style:text-properties style:font-name="Arial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Retraitcorpsdetexte3" style:display-name="Retrait corps de texte 3" style:family="paragraph" style:parent-style-name="Standard">
      <style:paragraph-properties fo:text-align="justify" fo:margin-bottom="0.0833in" style:line-height-at-least="0.0694in" fo:margin-left="0.5in">
        <style:tab-stops>
          <style:tab-stop style:type="left" style:position="-0.0083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fr" style:country-asian="FR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7.1868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7.4486in"/>
        </style:tab-stops>
      </style:paragraph-properties>
      <style:text-properties fo:hyphenate="false"/>
    </style:style>
    <style:style style:name="NoSpacingChar" style:display-name="No Spacing Char" style:family="text" style:parent-style-name="Policepardéfaut"/>
    <style:style style:name="BalloonTextChar" style:display-name="Balloon Text Ch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Heading1Char" style:display-name="Heading 1 Char" style:family="text" style:parent-style-name="Policepardéfaut">
      <style:text-properties style:font-name="Cambria" style:font-name-complex="F" fo:font-weight="bold" style:font-weight-asian="bold" style:font-weight-complex="bold" fo:font-size="14pt" style:font-size-asian="14pt" style:font-size-complex="14pt"/>
    </style:style>
    <style:style style:name="Heading2Char" style:display-name="Heading 2 Char" style:family="text" style:parent-style-name="Policepardéfaut">
      <style:text-properties style:font-name="Cambria" style:font-name-complex="F" fo:font-weight="bold" style:font-weight-asian="bold" style:font-weight-complex="bold" fo:font-size="13pt" style:font-size-asian="13pt" style:font-size-complex="13pt"/>
    </style:style>
    <style:style style:name="Heading3Char" style:display-name="Heading 3 Char" style:family="text" style:parent-style-name="Policepardéfaut">
      <style:text-properties style:font-name="Cambria" style:font-name-complex="F" fo:font-weight="bold" style:font-weight-asian="bold" style:font-weight-complex="bold"/>
    </style:style>
    <style:style style:name="Heading4Char" style:display-name="Heading 4 Char" style:family="text" style:parent-style-name="Policepardéfaut">
      <style:text-properties style:font-name="Cambria" style:font-name-complex="F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Policepardéfaut">
      <style:text-properties style:font-name="Cambria" style:font-name-complex="F" fo:font-weight="bold" style:font-weight-asian="bold" style:font-weight-complex="bold" fo:color="#7F7F7F"/>
    </style:style>
    <style:style style:name="Heading6Char" style:display-name="Heading 6 Char" style:family="text" style:parent-style-name="Policepardéfaut">
      <style:text-properties style:font-name="Cambria" style:font-name-complex="F" fo:font-weight="bold" style:font-weight-asian="bold" style:font-weight-complex="bold" fo:font-style="italic" style:font-style-asian="italic" style:font-style-complex="italic" fo:color="#7F7F7F"/>
    </style:style>
    <style:style style:name="Heading7Char" style:display-name="Heading 7 Char" style:family="text" style:parent-style-name="Policepardéfaut">
      <style:text-properties style:font-name="Cambria" style:font-name-complex="F" fo:font-style="italic" style:font-style-asian="italic" style:font-style-complex="italic"/>
    </style:style>
    <style:style style:name="Heading8Char" style:display-name="Heading 8 Char" style:family="text" style:parent-style-name="Policepardéfaut">
      <style:text-properties style:font-name="Cambria" style:font-name-complex="F" fo:font-size="10pt" style:font-size-asian="10pt" style:font-size-complex="10pt"/>
    </style:style>
    <style:style style:name="Heading9Char" style:display-name="Heading 9 Char" style:family="text" style:parent-style-name="Policepardéfaut">
      <style:text-properties style:font-name="Cambria" style:font-name-complex="F" fo:font-style="italic" style:font-style-asian="italic" style:font-style-complex="italic" fo:letter-spacing="0.0034in" fo:font-size="10pt" style:font-size-asian="10pt" style:font-size-complex="10pt"/>
    </style:style>
    <style:style style:name="TitleChar" style:display-name="Title Char" style:family="text" style:parent-style-name="Policepardéfaut">
      <style:text-properties style:font-name="Cambria" style:font-name-complex="F" fo:letter-spacing="0.0034in" fo:font-size="26pt" style:font-size-asian="26pt" style:font-size-complex="26pt"/>
    </style:style>
    <style:style style:name="SubtitleChar" style:display-name="Subtitle Char" style:family="text" style:parent-style-name="Policepardéfaut">
      <style:text-properties style:font-name="Cambria" style:font-name-complex="F" fo:font-style="italic" style:font-style-asian="italic" style:font-style-complex="italic" fo:letter-spacing="0.009in" fo:font-size="12pt" style:font-size-asian="12pt" style:font-size-complex="12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QuoteChar" style:display-name="Quote Char" style:family="text" style:parent-style-name="Policepardéfaut">
      <style:text-properties fo:font-style="italic" style:font-style-asian="italic" style:font-style-complex="italic"/>
    </style:style>
    <style:style style:name="IntenseQuoteChar" style:display-name="Intense Quote Char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Emphasepâle" style:display-name="Emphase pâle" style:family="text">
      <style:text-properties fo:font-style="italic" style:font-style-asian="italic" style:font-style-complex="italic"/>
    </style:style>
    <style:style style:name="Emphaseintense" style:display-name="Emphase intense" style:family="text">
      <style:text-properties fo:font-weight="bold" style:font-weight-asian="bold" style:font-weight-complex="bold"/>
    </style:style>
    <style:style style:name="Référencepâle" style:display-name="Référence pâle" style:family="text">
      <style:text-properties fo:font-variant="small-caps"/>
    </style:style>
    <style:style style:name="Référenceintense" style:display-name="Référence intense" style:family="text">
      <style:text-properties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>
      <style:text-properties fo:font-style="italic" style:font-style-asian="italic" style:font-style-complex="italic" fo:font-variant="small-caps" fo:letter-spacing="0.0034in"/>
    </style:style>
    <style:style style:name="BodyTextChar" style:display-name="Body Text Ch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BodyTextIndentChar" style:display-name="Body Text Indent Char" style:family="text" style:parent-style-name="Policepardéfaut">
      <style:text-properties style:font-name="Arial" style:font-name-asian="Times New Roman" style:font-name-complex="Times New Roman" fo:font-size="12pt" style:font-size-asian="12pt" style:font-size-complex="12pt" style:language-asian="fr" style:country-asian="FR"/>
    </style:style>
    <style:style style:name="BodyTextIndent2Char" style:display-name="Body Text Indent 2 Char" style:family="text" style:parent-style-name="Policepardéfaut">
      <style:text-properties style:font-name="Arial" style:font-name-asian="Times New Roman" style:font-name-complex="Times New Roman" fo:font-size="12pt" style:font-size-asian="12pt" style:font-size-complex="12pt" style:language-asian="fr" style:country-asian="FR"/>
    </style:style>
    <style:style style:name="BodyTextIndent3Char" style:display-name="Body Text Indent 3 Char" style:family="text" style:parent-style-name="Policepardéfau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 fo:language="en" fo:country="US" style:language-asian="en" style:country-asian="US" style:language-complex="en" style:country-complex="US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/>
    <style:style style:name="ListLabel4" style:display-name="ListLabel 4" style:family="text">
      <style:text-properties style:font-name-complex="Courier New"/>
    </style:style>
    <style:style style:name="IndexLink" style:display-name="Index Link" style:family="text"/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2" style:display-name="WW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3" style:display-name="WW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479in"/>
      </style:footer-style>
    </style:page-layout>
  </office:automatic-styles>
  <office:master-styles>
    <style:master-page style:name="MP0" style:page-layout-name="PL0">
      <style:footer>
        <text:p text:style-name="Pieddepage">Dropbox\Gabarits\GABARIT Composant logiciels.docx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omposants logiciels</dc:title>
    <dc:subject>Version #.#</dc:subject>
    <meta:initial-creator>Jean-François Patenaude</meta:initial-creator>
    <dc:creator>Mathieu</dc:creator>
    <meta:creation-date>2012-12-15T14:45:00Z</meta:creation-date>
    <dc:date>2013-03-18T01:39:00Z</dc:date>
    <meta:template xlink:href="Normal.dotm" xlink:type="simple"/>
    <meta:editing-cycles>1</meta:editing-cycles>
    <meta:editing-duration>PT900S</meta:editing-duration>
    <meta:document-statistic meta:page-count="5" meta:paragraph-count="9" meta:word-count="743" meta:character-count="4821" meta:row-count="34" meta:non-whitespace-character-count="4087"/>
  </office:meta>
</office:document-meta>
</file>